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ma" fo:font-size="14pt" style:text-underline-style="none" fo:font-weight="bold" officeooo:rsid="000ca74a" officeooo:paragraph-rsid="000ca74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4pt" style:text-underline-style="none" fo:font-weight="bold" officeooo:rsid="000e327d" officeooo:paragraph-rsid="000e32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2pt" style:text-underline-style="none" fo:font-weight="bold" officeooo:rsid="000ca74a" officeooo:paragraph-rsid="000ca74a" style:font-size-asian="10.5pt" style:font-weight-asian="bold" style:font-size-complex="12pt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Loma" fo:font-size="14pt" style:text-underline-style="none" fo:font-weight="bold" officeooo:rsid="000e327d" officeooo:paragraph-rsid="000ca74a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oma" fo:font-size="12pt" style:text-underline-style="none" fo:font-weight="bold" officeooo:rsid="000ca74a" officeooo:paragraph-rsid="000ca74a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oma" fo:font-size="12pt" style:text-underline-style="none" fo:font-weight="bold" officeooo:rsid="000ca74a" officeooo:paragraph-rsid="000ca74a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oma" fo:font-size="11pt" style:text-underline-style="none" fo:font-weight="bold" officeooo:rsid="000ca74a" officeooo:paragraph-rsid="00115807" style:font-size-asian="11pt" style:font-weight-asian="bold" style:font-size-complex="11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Loma" fo:font-size="11pt" style:text-underline-style="none" fo:font-weight="bold" officeooo:rsid="000ca74a" officeooo:paragraph-rsid="00115807" style:font-size-asian="11pt" style:font-weight-asian="bold" style:font-size-complex="11pt" style:font-weight-complex="bold"/>
    </style:style>
    <style:style style:name="P10" style:family="paragraph" style:parent-style-name="Standard" style:list-style-name="L2">
      <style:text-properties style:font-name="Loma" fo:font-size="11pt" fo:font-weight="bol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end" style:justify-single-word="false"/>
      <style:text-properties officeooo:rsid="000ca74a" officeooo:paragraph-rsid="000ca74a"/>
    </style:style>
    <style:style style:name="P12" style:family="paragraph" style:parent-style-name="moha-titul">
      <style:text-properties style:text-underline-style="none"/>
    </style:style>
    <style:style style:name="T1" style:family="text">
      <style:text-properties officeooo:rsid="00115807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des</text:p>
      <text:p text:style-name="P1"/>
      <text:p text:style-name="estil1">Rangos</text:p>
      <text:list xml:id="list5536010086827810839" text:style-name="L1">
        <text:list-header>
          <text:p text:style-name="P6"/>
        </text:list-header>
        <text:list-item>
          <text:p text:style-name="P6">1 Planta: </text:p>
        </text:list-item>
      </text:list>
      <text:list xml:id="list8823031055271934057" text:style-name="L2">
        <text:list-item>
          <text:p text:style-name="P10">Sala 1: Pondremos un rango de (192.168.1.2 hasta 192.168.1.30). <text:span text:style-name="T1">Máscara de red (255.255.255.0).</text:span></text:p>
        </text:list-item>
        <text:list-item>
          <text:p text:style-name="P8">Sala 2: Pondremos un rango de (192.168.1.31 hasta 192.168.1.50). <text:span text:style-name="T1">Máscara de red (255.255.255.0).</text:span></text:p>
        </text:list-item>
        <text:list-item>
          <text:p text:style-name="P8">Sala de reuniones: Pondremos solo una Ip porque solo hay un ordenador (192.168.1.52. <text:span text:style-name="T1">Máscara de red (255.255.255.0).</text:span></text:p>
        </text:list-item>
      </text:list>
      <text:p text:style-name="P1"/>
      <text:list xml:id="list2833752183879246532" text:style-name="L3">
        <text:list-item>
          <text:p text:style-name="P7">2 Planta</text:p>
        </text:list-item>
      </text:list>
      <text:list xml:id="list6344185188715309469" text:style-name="L4">
        <text:list-item>
          <text:list>
            <text:list-item>
              <text:list>
                <text:list-item>
                  <text:p text:style-name="P9">Sala 1: Pondremos un rango de (192.168.2.2 hasta 192.168.2.30). <text:span text:style-name="T1">Máscara de red (255.255.255.0).</text:span></text:p>
                </text:list-item>
                <text:list-item>
                  <text:p text:style-name="P9">Sala 2: Pondremos un rango de (192.168.2.31 hasta 192.168.2.50). <text:span text:style-name="T1">Máscara de red (255.255.255.0).</text:span></text:p>
                </text:list-item>
                <text:list-item>
                  <text:p text:style-name="P9">Sala de reuniones: Pondremos solo una Ip porque solo hay un ordenador (192.168.2.52). <text:span text:style-name="T1">Máscara de red (255.255.255.0).</text:span></text:p>
                </text:list-item>
              </text:list>
            </text:list-item>
          </text:list>
        </text:list-item>
      </text:list>
      <text:p text:style-name="P5"/>
      <text:p text:style-name="P2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oha-titul" style:family="paragraph" style:parent-style-name="Standard">
      <loext:graphic-properties draw:fill="solid" draw:fill-color="#ffff00" draw:fill-image-width="0cm" draw:fill-image-height="0cm"/>
      <style:paragraph-properties fo:text-align="center" style:justify-single-word="false" fo:background-color="#ffff00" style:shadow="none"/>
      <style:text-properties fo:color="#ff3333" style:font-name="Loma" fo:font-family="Loma" style:font-pitch="variable" fo:font-size="22pt" style:text-underline-style="solid" style:text-underline-width="auto" style:text-underline-color="font-color" fo:font-weight="bold" officeooo:rsid="000ca74a" style:font-size-asian="22pt" style:font-weight-asian="bold" style:font-size-complex="22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til1" style:family="paragraph" style:parent-style-name="Standard">
      <style:paragraph-properties fo:text-align="start" style:justify-single-word="false" fo:padding="0.049cm" fo:border="0.51pt solid #000000" style:shadow="none"/>
      <style:text-properties style:font-name="Loma" fo:font-family="Loma" style:font-pitch="variable" fo:font-size="14pt" style:text-underline-style="none" fo:font-weight="bold" officeooo:rsid="000ca74a" style:font-size-asian="11pt" style:font-weight-asian="bold" style:font-size-complex="11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a74a" officeooo:paragraph-rsid="000ca74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hammed Attabi</text:p>
        <text:p text:style-name="MP1">Mahmadou Jaithe</text:p>
      </style:header>
      <style:footer>
        <text:p text:style-name="MP2"><text:page-number text:select-page="current">1</text:page-number>.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0:14:29.150843011</meta:creation-date>
    <dc:date>2015-12-18T10:21:23.835484412</dc:date>
    <meta:editing-duration>PT31M29S</meta:editing-duration>
    <meta:editing-cycles>7</meta:editing-cycles>
    <meta:generator>LibreOffice/4.4.6.3$Linux_X86_64 LibreOffice_project/40m0$Build-3</meta:generator>
    <meta:document-statistic meta:table-count="0" meta:image-count="0" meta:object-count="0" meta:page-count="1" meta:paragraph-count="14" meta:word-count="106" meta:character-count="692" meta:non-whitespace-character-count="607"/>
  </office:meta>
</office:document-meta>
</file>